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98.25pt"/>
    </style:style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Average Reward</text:p>
          </table:table-cell>
        </table:table-row>
        <table:table-row table:style-name="ro1">
          <table:table-cell/>
          <table:table-cell office:value-type="string" calcext:value-type="string">
            <text:p>Test on room 1</text:p>
          </table:table-cell>
          <table:table-cell table:formula="of:=[$'Test on room 1'.D12]" office:value-type="string" office:string-value="44,2521" calcext:value-type="string">
            <text:p>44,2521</text:p>
          </table:table-cell>
        </table:table-row>
        <table:table-row table:style-name="ro1">
          <table:table-cell/>
          <table:table-cell office:value-type="string" calcext:value-type="string">
            <text:p>Test on room 2</text:p>
          </table:table-cell>
          <table:table-cell table:formula="of:=[$'Test on room 2'.D14]" office:value-type="string" office:string-value="39,3322" calcext:value-type="string">
            <text:p>39,3322</text:p>
          </table:table-cell>
        </table:table-row>
        <table:table-row table:style-name="ro1">
          <table:table-cell/>
          <table:table-cell office:value-type="string" calcext:value-type="string">
            <text:p>Test on room 3</text:p>
          </table:table-cell>
          <table:table-cell table:formula="of:=[$'Test on room 3'.D13]" office:value-type="string" office:string-value="41,9241" calcext:value-type="string">
            <text:p>41,9241</text:p>
          </table:table-cell>
        </table:table-row>
        <table:table-row table:style-name="ro1">
          <table:table-cell/>
          <table:table-cell office:value-type="string" calcext:value-type="string">
            <text:p>Test on room 4</text:p>
          </table:table-cell>
          <table:table-cell table:formula="of:=[$'Test on room 4'.D12]" office:value-type="string" office:string-value="44,2521" calcext:value-type="string">
            <text:p>44,2521</text:p>
          </table:table-cell>
        </table:table-row>
        <table:table-row table:style-name="ro1">
          <table:table-cell/>
          <table:table-cell office:value-type="string" calcext:value-type="string">
            <text:p>Test on room 5</text:p>
          </table:table-cell>
          <table:table-cell table:formula="of:=[$'Test on room 5'.D12]" office:value-type="string" office:string-value="44,4681" calcext:value-type="string">
            <text:p>44,4681</text:p>
          </table:table-cell>
        </table:table-row>
      </table:table>
      <table:table table:name="Test on room 1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Test on 5 roo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episode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</table:table-row>
        <table:table-row table:style-name="ro1">
          <table:table-cell office:value-type="string" calcext:value-type="string">
            <text:p>Start in roo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44,2521</text:p>
          </table:table-cell>
        </table:table-row>
      </table:table>
      <table:table table:name="Test on room 2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Test on 5 roo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episode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</table:table-row>
        <table:table-row table:style-name="ro1">
          <table:table-cell office:value-type="string" calcext:value-type="string">
            <text:p>Start in roo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39,3322</text:p>
          </table:table-cell>
        </table:table-row>
      </table:table>
      <table:table table:name="Test on room 3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Test on 5 roo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episode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</table:table-row>
        <table:table-row table:style-name="ro1">
          <table:table-cell office:value-type="string" calcext:value-type="string">
            <text:p>Start in roo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41,9241</text:p>
          </table:table-cell>
        </table:table-row>
      </table:table>
      <table:table table:name="Test on room 4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Test on 5 roo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episode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</table:table-row>
        <table:table-row table:style-name="ro1">
          <table:table-cell office:value-type="string" calcext:value-type="string">
            <text:p>Start in roo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44,2521</text:p>
          </table:table-cell>
        </table:table-row>
      </table:table>
      <table:table table:name="Test on room 5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Test on 5 roo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episode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</table:table-row>
        <table:table-row table:style-name="ro1">
          <table:table-cell office:value-type="string" calcext:value-type="string">
            <text:p>Start in roo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44,46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20:46:03.989577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20:04:25.878941110</meta:creation-date>
    <dc:date>2018-12-09T20:48:17.839832367</dc:date>
    <meta:editing-duration>PT7M49S</meta:editing-duration>
    <meta:editing-cycles>3</meta:editing-cycles>
    <meta:generator>LibreOffice/6.0.6.2$Linux_X86_64 LibreOffice_project/00m0$Build-2</meta:generator>
    <meta:document-statistic meta:table-count="6" meta:cell-count="516" meta:object-count="0"/>
  </office:meta>
</office:document-meta>
</file>